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si di Interesse" table:style-name="ta1">
        <table:shapes>
          <draw:frame draw:z-index="0" draw:style-name="gr1" draw:text-style-name="P1" svg:width="40.588cm" svg:height="22.843cm" svg:x="10.669cm" svg:y="1.798cm">
            <draw:object draw:notify-on-update-of-ranges="'Tassi di Interesse'.A1:'Tassi di Interesse'.A1 'Tassi di Interesse'.A2:'Tassi di Interesse'.A122 'Tassi di Interesse'.C1:'Tassi di Interesse'.C1 'Tassi di Interesse'.C2:'Tassi di Interesse'.C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3" office:value-type="string" calcext:value-type="string">
            <text:p>Tipo</text:p>
          </table:table-cell>
          <table:table-cell table:style-name="ce1" office:value-type="string" calcext:value-type="string">
            <text:p>Tasso Interesse</text:p>
          </table:table-cell>
        </table:table-row>
        <table:table-row table:style-name="ro2">
          <table:table-cell office:value-type="date" office:date-value="2023-09-20" calcext:value-type="date">
            <text:p>20/09/2023</text:p>
          </table:table-cell>
          <table:table-cell office:value-type="string" calcext:value-type="string">
            <text:p>Tasso BC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Tasso BCE</text:p>
          </table:table-cell>
          <table:table-cell office:value-type="percentage" office:value="0.0425" calcext:value-type="percentage">
            <text:p>4,25%</text:p>
          </table:table-cell>
        </table:table-row>
        <table:table-row table:style-name="ro2">
          <table:table-cell office:value-type="date" office:date-value="2023-06-21" calcext:value-type="date">
            <text:p>21/06/2023</text:p>
          </table:table-cell>
          <table:table-cell office:value-type="string" calcext:value-type="string">
            <text:p>Tasso BC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2023-05-10" calcext:value-type="date">
            <text:p>10/05/2023</text:p>
          </table:table-cell>
          <table:table-cell office:value-type="string" calcext:value-type="string">
            <text:p>Tasso BCE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23-03-22" calcext:value-type="date">
            <text:p>22/03/2023</text:p>
          </table:table-cell>
          <table:table-cell office:value-type="string" calcext:value-type="string">
            <text:p>Tasso BC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2023-02-08" calcext:value-type="date">
            <text:p>08/02/2023</text:p>
          </table:table-cell>
          <table:table-cell office:value-type="string" calcext:value-type="string">
            <text:p>Tasso BC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date" office:date-value="2022-12-21" calcext:value-type="date">
            <text:p>21/12/2022</text:p>
          </table:table-cell>
          <table:table-cell office:value-type="string" calcext:value-type="string">
            <text:p>Tasso BC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2022-11-02" calcext:value-type="date">
            <text:p>02/11/2022</text:p>
          </table:table-cell>
          <table:table-cell office:value-type="string" calcext:value-type="string">
            <text:p>Tasso BC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Tasso BCE</text:p>
          </table:table-cell>
          <table:table-cell office:value-type="percentage" office:value="0.0125" calcext:value-type="percentage">
            <text:p>1,25%</text:p>
          </table:table-cell>
        </table:table-row>
        <table:table-row table:style-name="ro2">
          <table:table-cell office:value-type="date" office:date-value="2022-07-27" calcext:value-type="date">
            <text:p>27/07/2022</text:p>
          </table:table-cell>
          <table:table-cell office:value-type="string" calcext:value-type="string">
            <text:p>Tasso BC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date" office:date-value="2019-09-18" calcext:value-type="date">
            <text:p>18/09/2019</text:p>
          </table:table-cell>
          <table:table-cell office:value-type="string" calcext:value-type="string">
            <text:p>Tasso BC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date" office:date-value="2016-03-16" calcext:value-type="date">
            <text:p>16/03/2016</text:p>
          </table:table-cell>
          <table:table-cell office:value-type="string" calcext:value-type="string">
            <text:p>Tasso BC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date" office:date-value="2015-12-09" calcext:value-type="date">
            <text:p>09/12/2015</text:p>
          </table:table-cell>
          <table:table-cell office:value-type="string" calcext:value-type="string">
            <text:p>Tasso BCE</text:p>
          </table:table-cell>
          <table:table-cell office:value-type="percentage" office:value="0.00005" calcext:value-type="percentage">
            <text:p>0,01%</text:p>
          </table:table-cell>
        </table:table-row>
        <table:table-row table:style-name="ro2">
          <table:table-cell office:value-type="date" office:date-value="2014-09-10" calcext:value-type="date">
            <text:p>10/09/2014</text:p>
          </table:table-cell>
          <table:table-cell office:value-type="string" calcext:value-type="string">
            <text:p>Tasso BCE</text:p>
          </table:table-cell>
          <table:table-cell office:value-type="percentage" office:value="0.00005" calcext:value-type="percentage">
            <text:p>0,01%</text:p>
          </table:table-cell>
        </table:table-row>
        <table:table-row table:style-name="ro2">
          <table:table-cell office:value-type="date" office:date-value="2014-06-11" calcext:value-type="date">
            <text:p>11/06/2014</text:p>
          </table:table-cell>
          <table:table-cell office:value-type="string" calcext:value-type="string">
            <text:p>Tasso BCE</text:p>
          </table:table-cell>
          <table:table-cell office:value-type="percentage" office:value="0.0015" calcext:value-type="percentage">
            <text:p>0,15%</text:p>
          </table:table-cell>
        </table:table-row>
        <table:table-row table:style-name="ro2">
          <table:table-cell office:value-type="date" office:date-value="2013-11-13" calcext:value-type="date">
            <text:p>13/11/2013</text:p>
          </table:table-cell>
          <table:table-cell office:value-type="string" calcext:value-type="string">
            <text:p>Tasso BCE</text:p>
          </table:table-cell>
          <table:table-cell office:value-type="percentage" office:value="0.0025" calcext:value-type="percentage">
            <text:p>0,25%</text:p>
          </table:table-cell>
        </table:table-row>
        <table:table-row table:style-name="ro2">
          <table:table-cell office:value-type="date" office:date-value="2013-05-08" calcext:value-type="date">
            <text:p>08/05/2013</text:p>
          </table:table-cell>
          <table:table-cell office:value-type="string" calcext:value-type="string">
            <text:p>Tasso BC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date" office:date-value="2012-07-11" calcext:value-type="date">
            <text:p>11/07/2012</text:p>
          </table:table-cell>
          <table:table-cell office:value-type="string" calcext:value-type="string">
            <text:p>Tasso BCE</text:p>
          </table:table-cell>
          <table:table-cell office:value-type="percentage" office:value="0.0075" calcext:value-type="percentage">
            <text:p>0,75%</text:p>
          </table:table-cell>
        </table:table-row>
        <table:table-row table:style-name="ro2">
          <table:table-cell office:value-type="date" office:date-value="2011-12-14" calcext:value-type="date">
            <text:p>14/12/2011</text:p>
          </table:table-cell>
          <table:table-cell office:value-type="string" calcext:value-type="string">
            <text:p>Tasso BC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date" office:date-value="2011-11-09" calcext:value-type="date">
            <text:p>09/11/2011</text:p>
          </table:table-cell>
          <table:table-cell office:value-type="string" calcext:value-type="string">
            <text:p>Tasso BCE</text:p>
          </table:table-cell>
          <table:table-cell office:value-type="percentage" office:value="0.0125" calcext:value-type="percentage">
            <text:p>1,25%</text:p>
          </table:table-cell>
        </table:table-row>
        <table:table-row table:style-name="ro2">
          <table:table-cell office:value-type="date" office:date-value="2011-07-13" calcext:value-type="date">
            <text:p>13/07/2011</text:p>
          </table:table-cell>
          <table:table-cell office:value-type="string" calcext:value-type="string">
            <text:p>Tasso BC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date" office:date-value="2011-04-13" calcext:value-type="date">
            <text:p>13/04/2011</text:p>
          </table:table-cell>
          <table:table-cell office:value-type="string" calcext:value-type="string">
            <text:p>Tasso BCE</text:p>
          </table:table-cell>
          <table:table-cell office:value-type="percentage" office:value="0.0125" calcext:value-type="percentage">
            <text:p>1,25%</text:p>
          </table:table-cell>
        </table:table-row>
        <table:table-row table:style-name="ro2">
          <table:table-cell office:value-type="date" office:date-value="2009-05-13" calcext:value-type="date">
            <text:p>13/05/2009</text:p>
          </table:table-cell>
          <table:table-cell office:value-type="string" calcext:value-type="string">
            <text:p>Tasso BC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date" office:date-value="2009-04-08" calcext:value-type="date">
            <text:p>08/04/2009</text:p>
          </table:table-cell>
          <table:table-cell office:value-type="string" calcext:value-type="string">
            <text:p>Tasso BCE</text:p>
          </table:table-cell>
          <table:table-cell office:value-type="percentage" office:value="0.0125" calcext:value-type="percentage">
            <text:p>1,25%</text:p>
          </table:table-cell>
        </table:table-row>
        <table:table-row table:style-name="ro2">
          <table:table-cell office:value-type="date" office:date-value="2009-03-11" calcext:value-type="date">
            <text:p>11/03/2009</text:p>
          </table:table-cell>
          <table:table-cell office:value-type="string" calcext:value-type="string">
            <text:p>Tasso BC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date" office:date-value="2009-01-21" calcext:value-type="date">
            <text:p>21/01/2009</text:p>
          </table:table-cell>
          <table:table-cell office:value-type="string" calcext:value-type="string">
            <text:p>Tasso BC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date" office:date-value="2008-12-10" calcext:value-type="date">
            <text:p>10/12/2008</text:p>
          </table:table-cell>
          <table:table-cell office:value-type="string" calcext:value-type="string">
            <text:p>Tasso BC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2008-11-12" calcext:value-type="date">
            <text:p>12/11/2008</text:p>
          </table:table-cell>
          <table:table-cell office:value-type="string" calcext:value-type="string">
            <text:p>Tasso BCE</text:p>
          </table:table-cell>
          <table:table-cell office:value-type="percentage" office:value="0.0325" calcext:value-type="percentage">
            <text:p>3,25%</text:p>
          </table:table-cell>
        </table:table-row>
        <table:table-row table:style-name="ro2">
          <table:table-cell office:value-type="date" office:date-value="2008-10-15" calcext:value-type="date">
            <text:p>15/10/2008</text:p>
          </table:table-cell>
          <table:table-cell office:value-type="string" calcext:value-type="string">
            <text:p>Tasso BCE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08-07-09" calcext:value-type="date">
            <text:p>09/07/2008</text:p>
          </table:table-cell>
          <table:table-cell office:value-type="string" calcext:value-type="string">
            <text:p>Tasso BCE</text:p>
          </table:table-cell>
          <table:table-cell office:value-type="percentage" office:value="0.0425" calcext:value-type="percentage">
            <text:p>4,25%</text:p>
          </table:table-cell>
        </table:table-row>
        <table:table-row table:style-name="ro2">
          <table:table-cell office:value-type="date" office:date-value="2007-06-13" calcext:value-type="date">
            <text:p>13/06/2007</text:p>
          </table:table-cell>
          <table:table-cell office:value-type="string" calcext:value-type="string">
            <text:p>Tasso BC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2007-03-14" calcext:value-type="date">
            <text:p>14/03/2007</text:p>
          </table:table-cell>
          <table:table-cell office:value-type="string" calcext:value-type="string">
            <text:p>Tasso BCE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06-12-13" calcext:value-type="date">
            <text:p>13/12/2006</text:p>
          </table:table-cell>
          <table:table-cell office:value-type="string" calcext:value-type="string">
            <text:p>Tasso BC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2006-10-11" calcext:value-type="date">
            <text:p>11/10/2006</text:p>
          </table:table-cell>
          <table:table-cell office:value-type="string" calcext:value-type="string">
            <text:p>Tasso BCE</text:p>
          </table:table-cell>
          <table:table-cell office:value-type="percentage" office:value="0.0325" calcext:value-type="percentage">
            <text:p>3,25%</text:p>
          </table:table-cell>
        </table:table-row>
        <table:table-row table:style-name="ro2">
          <table:table-cell office:value-type="date" office:date-value="2006-08-09" calcext:value-type="date">
            <text:p>09/08/2006</text:p>
          </table:table-cell>
          <table:table-cell office:value-type="string" calcext:value-type="string">
            <text:p>Tasso BC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date" office:date-value="2006-06-15" calcext:value-type="date">
            <text:p>15/06/2006</text:p>
          </table:table-cell>
          <table:table-cell office:value-type="string" calcext:value-type="string">
            <text:p>Tasso BCE</text:p>
          </table:table-cell>
          <table:table-cell office:value-type="percentage" office:value="0.0275" calcext:value-type="percentage">
            <text:p>2,75%</text:p>
          </table:table-cell>
        </table:table-row>
        <table:table-row table:style-name="ro2">
          <table:table-cell office:value-type="date" office:date-value="2006-03-08" calcext:value-type="date">
            <text:p>08/03/2006</text:p>
          </table:table-cell>
          <table:table-cell office:value-type="string" calcext:value-type="string">
            <text:p>Tasso BC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2005-12-06" calcext:value-type="date">
            <text:p>06/12/2005</text:p>
          </table:table-cell>
          <table:table-cell office:value-type="string" calcext:value-type="string">
            <text:p>Tasso BCE</text:p>
          </table:table-cell>
          <table:table-cell office:value-type="percentage" office:value="0.0225" calcext:value-type="percentage">
            <text:p>2,25%</text:p>
          </table:table-cell>
        </table:table-row>
        <table:table-row table:style-name="ro3">
          <table:table-cell office:value-type="date" office:date-value="2003-06-09" calcext:value-type="date">
            <text:p>09/06/200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date" office:date-value="2003-03-12" calcext:value-type="date">
            <text:p>12/03/200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2002-12-11" calcext:value-type="date">
            <text:p>11/12/200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275" calcext:value-type="percentage">
            <text:p>2,75%</text:p>
          </table:table-cell>
        </table:table-row>
        <table:table-row table:style-name="ro2">
          <table:table-cell office:value-type="date" office:date-value="2001-11-14" calcext:value-type="date">
            <text:p>14/11/200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25" calcext:value-type="percentage">
            <text:p>3,25%</text:p>
          </table:table-cell>
        </table:table-row>
        <table:table-row table:style-name="ro2">
          <table:table-cell office:value-type="date" office:date-value="2001-09-19" calcext:value-type="date">
            <text:p>19/09/200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01-09-05" calcext:value-type="date">
            <text:p>05/09/200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25" calcext:value-type="percentage">
            <text:p>4,25%</text:p>
          </table:table-cell>
        </table:table-row>
        <table:table-row table:style-name="ro2">
          <table:table-cell office:value-type="date" office:date-value="2001-05-15" calcext:value-type="date">
            <text:p>15/05/200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date" office:date-value="2000-10-11" calcext:value-type="date">
            <text:p>11/10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75" calcext:value-type="percentage">
            <text:p>4,75%</text:p>
          </table:table-cell>
        </table:table-row>
        <table:table-row table:style-name="ro2">
          <table:table-cell office:value-type="date" office:date-value="2000-09-06" calcext:value-type="date">
            <text:p>06/09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date" office:date-value="2000-06-15" calcext:value-type="date">
            <text:p>15/06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25" calcext:value-type="percentage">
            <text:p>4,25%</text:p>
          </table:table-cell>
        </table:table-row>
        <table:table-row table:style-name="ro2">
          <table:table-cell office:value-type="date" office:date-value="2000-05-04" calcext:value-type="date">
            <text:p>04/05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00-03-22" calcext:value-type="date">
            <text:p>22/03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2000-02-09" calcext:value-type="date">
            <text:p>09/02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25" calcext:value-type="percentage">
            <text:p>3,25%</text:p>
          </table:table-cell>
        </table:table-row>
        <table:table-row table:style-name="ro2">
          <table:table-cell office:value-type="date" office:date-value="1999-11-10" calcext:value-type="date">
            <text:p>10/11/199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date" office:date-value="1999-04-14" calcext:value-type="date">
            <text:p>14/04/199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1999-01-01" calcext:value-type="date">
            <text:p>01/01/199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date" office:date-value="1998-12-03" calcext:value-type="date">
            <text:p>03/12/199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1998-10-27" calcext:value-type="date">
            <text:p>27/10/199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1998-04-22" calcext:value-type="date">
            <text:p>22/04/199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date" office:date-value="1997-12-24" calcext:value-type="date">
            <text:p>24/12/199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date" office:date-value="1997-06-30" calcext:value-type="date">
            <text:p>30/06/199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625" calcext:value-type="percentage">
            <text:p>6,25%</text:p>
          </table:table-cell>
        </table:table-row>
        <table:table-row table:style-name="ro2">
          <table:table-cell office:value-type="date" office:date-value="1997-01-22" calcext:value-type="date">
            <text:p>22/01/199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675" calcext:value-type="percentage">
            <text:p>6,75%</text:p>
          </table:table-cell>
        </table:table-row>
        <table:table-row table:style-name="ro2">
          <table:table-cell office:value-type="date" office:date-value="1996-10-24" calcext:value-type="date">
            <text:p>24/10/199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date" office:date-value="1996-07-24" calcext:value-type="date">
            <text:p>24/07/199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25" calcext:value-type="percentage">
            <text:p>8,25%</text:p>
          </table:table-cell>
        </table:table-row>
        <table:table-row table:style-name="ro2">
          <table:table-cell office:value-type="date" office:date-value="1995-05-20" calcext:value-type="date">
            <text:p>20/05/199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date" office:date-value="1995-02-22" calcext:value-type="date">
            <text:p>22/02/199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25" calcext:value-type="percentage">
            <text:p>8,25%</text:p>
          </table:table-cell>
        </table:table-row>
        <table:table-row table:style-name="ro2">
          <table:table-cell office:value-type="date" office:date-value="1994-08-12" calcext:value-type="date">
            <text:p>12/08/199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date" office:date-value="1994-05-12" calcext:value-type="date">
            <text:p>12/05/199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date" office:date-value="1994-02-18" calcext:value-type="date">
            <text:p>18/02/199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date" office:date-value="1993-10-22" calcext:value-type="date">
            <text:p>22/10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date" office:date-value="1993-09-10" calcext:value-type="date">
            <text:p>10/09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date" office:date-value="1993-07-06" calcext:value-type="date">
            <text:p>06/07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date" office:date-value="1993-05-21" calcext:value-type="date">
            <text:p>21/05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date" office:date-value="1993-05-14" calcext:value-type="date">
            <text:p>14/05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date" office:date-value="1993-04-23" calcext:value-type="date">
            <text:p>23/04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date" office:date-value="1993-02-04" calcext:value-type="date">
            <text:p>04/02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date" office:date-value="1992-12-23" calcext:value-type="date">
            <text:p>23/12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92-11-13" calcext:value-type="date">
            <text:p>13/11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date" office:date-value="1992-10-26" calcext:value-type="date">
            <text:p>26/10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date" office:date-value="1992-12-04" calcext:value-type="date">
            <text:p>04/12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date" office:date-value="1992-08-04" calcext:value-type="date">
            <text:p>04/08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25" calcext:value-type="percentage">
            <text:p>13,25%</text:p>
          </table:table-cell>
        </table:table-row>
        <table:table-row table:style-name="ro2">
          <table:table-cell office:value-type="date" office:date-value="1992-07-17" calcext:value-type="date">
            <text:p>17/07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75" calcext:value-type="percentage">
            <text:p>13,75%</text:p>
          </table:table-cell>
        </table:table-row>
        <table:table-row table:style-name="ro2">
          <table:table-cell office:value-type="date" office:date-value="1992-07-06" calcext:value-type="date">
            <text:p>06/07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date" office:date-value="1991-12-23" calcext:value-type="date">
            <text:p>23/12/199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91-05-13" calcext:value-type="date">
            <text:p>13/05/199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date" office:date-value="1990-05-21" calcext:value-type="date">
            <text:p>21/05/199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date" office:date-value="1989-03-06" calcext:value-type="date">
            <text:p>06/03/198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date" office:date-value="1988-08-26" calcext:value-type="date">
            <text:p>26/08/198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date" office:date-value="1987-08-28" calcext:value-type="date">
            <text:p>28/08/198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87-03-14" calcext:value-type="date">
            <text:p>14/03/198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date" office:date-value="1986-05-27" calcext:value-type="date">
            <text:p>27/05/198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86-04-25" calcext:value-type="date">
            <text:p>25/04/198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date" office:date-value="1986-03-22" calcext:value-type="date">
            <text:p>22/03/198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date" office:date-value="1985-11-08" calcext:value-type="date">
            <text:p>08/11/198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date" office:date-value="1995-01-04" calcext:value-type="date">
            <text:p>04/01/199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date" office:date-value="1984-09-04" calcext:value-type="date">
            <text:p>04/09/198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date" office:date-value="1984-05-07" calcext:value-type="date">
            <text:p>07/05/198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date" office:date-value="1983-04-11" calcext:value-type="date">
            <text:p>11/04/198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date" office:date-value="1982-08-25" calcext:value-type="date">
            <text:p>25/08/198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2">
          <table:table-cell office:value-type="date" office:date-value="1981-03-23" calcext:value-type="date">
            <text:p>23/03/198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date" office:date-value="1980-09-29" calcext:value-type="date">
            <text:p>29/09/198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date" office:date-value="1979-12-06" calcext:value-type="date">
            <text:p>06/12/197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date" office:date-value="1979-10-08" calcext:value-type="date">
            <text:p>08/10/197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78-09-04" calcext:value-type="date">
            <text:p>04/09/197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date" office:date-value="1977-08-29" calcext:value-type="date">
            <text:p>29/08/197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date" office:date-value="1977-06-13" calcext:value-type="date">
            <text:p>13/06/197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date" office:date-value="1976-10-04" calcext:value-type="date">
            <text:p>04/10/197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date" office:date-value="1976-03-18" calcext:value-type="date">
            <text:p>18/03/197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76-02-25" calcext:value-type="date">
            <text:p>25/02/197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date" office:date-value="1976-02-02" calcext:value-type="date">
            <text:p>02/02/197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date" office:date-value="1975-09-15" calcext:value-type="date">
            <text:p>15/09/197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date" office:date-value="1975-05-28" calcext:value-type="date">
            <text:p>28/05/197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date" office:date-value="1974-12-27" calcext:value-type="date">
            <text:p>27/12/197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date" office:date-value="1974-03-20" calcext:value-type="date">
            <text:p>20/03/197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date" office:date-value="1973-09-17" calcext:value-type="date">
            <text:p>17/09/197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date" office:date-value="1972-04-10" calcext:value-type="date">
            <text:p>10/04/197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1971-10-14" calcext:value-type="date">
            <text:p>14/10/197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date" office:date-value="1971-04-05" calcext:value-type="date">
            <text:p>05/04/197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date" office:date-value="1970-03-09" calcext:value-type="date">
            <text:p>09/03/197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date" office:date-value="1969-08-14" calcext:value-type="date">
            <text:p>14/08/196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1958-06-07" calcext:value-type="date">
            <text:p>07/06/195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1958-01-01" calcext:value-type="date">
            <text:p>01/01/195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" calcext:value-type="percentage">
            <text:p>4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07:51:37.670628353</meta:creation-date>
    <dc:date>2024-03-29T10:48:26.696232809</dc:date>
    <meta:editing-duration>PT2H56M40S</meta:editing-duration>
    <meta:editing-cycles>10</meta:editing-cycles>
    <meta:generator>LibreOffice/7.5.2.2$MacOSX_X86_64 LibreOffice_project/53bb9681a964705cf672590721dbc85eb4d0c3a2</meta:generator>
    <meta:document-statistic meta:table-count="1" meta:cell-count="366" meta:object-count="1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89cm" svg:height="22.844cm" xlink:href=".." xlink:type="simple" chart:class="chart:line" chart:style-name="ch1">
        <chart:title svg:x="17.621cm" svg:y="0.591cm" chart:style-name="ch2">
          <text:p>Tassi Interesse Italia/Euro</text:p>
        </chart:title>
        <chart:plot-area chart:style-name="ch3" table:cell-range-address="'Tassi di Interesse'.A1:'Tassi di Interesse'.A122 'Tassi di Interesse'.C1:'Tassi di Interesse'.C122" chart:data-source-has-labels="both" svg:x="1.826cm" svg:y="1.822cm" svg:width="37.952cm" svg:height="19.581cm">
          <chart:coordinate-region svg:x="3.272cm" svg:y="2.022cm" svg:width="36.506cm" svg:height="17.581cm"/>
          <chart:axis chart:dimension="x" chart:name="primary-x" chart:style-name="ch4" chartooo:axis-type="auto">
            <chartooo:date-scale/>
            <chart:title svg:x="20.409cm" svg:y="21.859cm" chart:style-name="ch5">
              <text:p>Data</text:p>
            </chart:title>
            <chart:categories table:cell-range-address="'Tassi di Interesse'.A2:'Tassi di Interesse'.A122"/>
          </chart:axis>
          <chart:axis chart:dimension="y" chart:name="primary-y" chart:style-name="ch6">
            <chart:title svg:x="0.451cm" svg:y="12.84cm" chart:style-name="ch7">
              <text:p>Tasso Interesse</text:p>
            </chart:title>
            <chart:grid chart:style-name="ch8" chart:class="major"/>
          </chart:axis>
          <chart:series chart:style-name="ch9" chart:values-cell-range-address="'Tassi di Interesse'.C2:'Tassi di Interesse'.C122" chart:label-cell-address="'Tassi di Interesse'.C1:'Tassi di Interesse'.C1" chart:class="chart:line"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so Interesse</text:p>
                <draw:g>
                  <svg:desc>'Tassi di Interesse'.C1:'Tassi di Interesse'.C1</svg:desc>
                </draw:g>
              </table:table-cell>
            </table:table-row>
          </table:table-header-rows>
          <table:table-rows>
            <table:table-row>
              <table:table-cell office:value-type="float" office:value="45189">
                <text:p>45189</text:p>
                <draw:g>
                  <svg:desc>'Tassi di Interesse'.A2:'Tassi di Interesse'.A122</svg:desc>
                </draw:g>
              </table:table-cell>
              <table:table-cell office:value-type="float" office:value="0.045">
                <text:p>0.045</text:p>
                <draw:g>
                  <svg:desc>'Tassi di Interesse'.C2:'Tassi di Interesse'.C122</svg:desc>
                </draw:g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41892">
                <text:p>4189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41591">
                <text:p>41591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41402">
                <text:p>414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40891">
                <text:p>408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0856">
                <text:p>40856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0737">
                <text:p>4073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0646">
                <text:p>40646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39946">
                <text:p>399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9911">
                <text:p>3991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39883">
                <text:p>3988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9834">
                <text:p>398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9792">
                <text:p>3979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9764">
                <text:p>39764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9736">
                <text:p>39736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39638">
                <text:p>39638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39246">
                <text:p>392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9155">
                <text:p>3915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39064">
                <text:p>3906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8938">
                <text:p>3893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8883">
                <text:p>38883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38784">
                <text:p>3878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8692">
                <text:p>38692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float" office:value="37781">
                <text:p>377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7692">
                <text:p>3769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37209">
                <text:p>37209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7153">
                <text:p>37153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37139">
                <text:p>37139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37026">
                <text:p>3702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36810">
                <text:p>36810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float" office:value="36775">
                <text:p>3677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36692">
                <text:p>36692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36650">
                <text:p>36650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36607">
                <text:p>3660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6565">
                <text:p>36565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6474">
                <text:p>364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6264">
                <text:p>3626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6161">
                <text:p>361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6132">
                <text:p>3613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6095">
                <text:p>3609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5907">
                <text:p>359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5788">
                <text:p>3578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35611">
                <text:p>3561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35452">
                <text:p>35452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35362">
                <text:p>3536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5270">
                <text:p>35270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float" office:value="34839">
                <text:p>3483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4752">
                <text:p>34752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float" office:value="34558">
                <text:p>3455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4466">
                <text:p>3446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34383">
                <text:p>3438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4264">
                <text:p>342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4222">
                <text:p>3422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34156">
                <text:p>3415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4110">
                <text:p>3411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34103">
                <text:p>34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4082">
                <text:p>340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004">
                <text:p>3400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33961">
                <text:p>3396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3921">
                <text:p>339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3903">
                <text:p>3390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3942">
                <text:p>339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3820">
                <text:p>33820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float" office:value="33802">
                <text:p>33802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float" office:value="33791">
                <text:p>3379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3595">
                <text:p>335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3371">
                <text:p>3337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33014">
                <text:p>3301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2573">
                <text:p>3257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32381">
                <text:p>3238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2017">
                <text:p>320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31559">
                <text:p>315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1527">
                <text:p>3152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1493">
                <text:p>3149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1359">
                <text:p>313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4703">
                <text:p>34703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30929">
                <text:p>3092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30809">
                <text:p>30809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30728">
                <text:p>307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0417">
                <text:p>304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0188">
                <text:p>3018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29668">
                <text:p>2966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29493">
                <text:p>29493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29195">
                <text:p>2919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9136">
                <text:p>291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8737">
                <text:p>2873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28366">
                <text:p>28366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28289">
                <text:p>2828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8037">
                <text:p>280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7837">
                <text:p>2783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7815">
                <text:p>278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7792">
                <text:p>2779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7652">
                <text:p>276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7542">
                <text:p>2754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7390">
                <text:p>2739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7108">
                <text:p>2710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6924">
                <text:p>2692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26399">
                <text:p>2639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6220">
                <text:p>2622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26028">
                <text:p>260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5636">
                <text:p>2563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25429">
                <text:p>254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1343">
                <text:p>2134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21186">
                <text:p>2118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